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新宋体" svg:font-family="新宋体"/>
    <style:font-face style:name="黑体" svg:font-family="黑体"/>
    <style:font-face style:name="Courier New1" svg:font-family="'Courier New'" style:font-family-generic="modern" style:font-pitch="fixed"/>
    <style:font-face style:name="Courier New" svg:font-family="'Courier New'" style:font-adornments="标准" style:font-family-generic="modern" style:font-pitch="fixed"/>
    <style:font-face style:name="新宋体1" svg:font-family="新宋体" style:font-family-generic="modern" style:font-pitch="fixed"/>
    <style:font-face style:name="华文中宋" svg:font-family="华文中宋" style:font-adornments="粗体" style:font-pitch="variable"/>
    <style:font-face style:name="黑体1" svg:font-family="黑体" style:font-adornments="标准" style:font-pitch="variable"/>
    <style:font-face style:name="Cambria" svg:font-family="Cambria" style:font-adornments="标准"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标准" style:font-family-generic="swiss" style:font-pitch="variable"/>
    <style:font-face style:name="DejaVu Sans" svg:font-family="'DejaVu Sans'" style:font-adornments="Book" style:font-family-generic="swiss" style:font-pitch="variable"/>
    <style:font-face style:name="DejaVu Sans Condensed" svg:font-family="'DejaVu Sans Condensed'" style:font-adornments="Book" style:font-family-generic="swiss"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1" style:family="table-row">
      <style:table-row-properties style:min-row-height="0.661cm"/>
    </style:style>
    <style:style style:name="表格1.A1" style:family="table-cell">
      <style:table-cell-properties fo:padding="0.097cm" fo:border="none"/>
    </style:style>
    <style:style style:name="表格1.2" style:family="table-row">
      <style:table-row-properties style:min-row-height="1.383cm"/>
    </style:style>
    <style:style style:name="表格1.3" style:family="table-row">
      <style:table-row-properties style:min-row-height="1.501cm"/>
    </style:style>
    <style:style style:name="表格1.A3" style:family="table-cell">
      <style:table-cell-properties style:vertical-align="bottom" fo:padding="0.097cm" fo:border-left="none" fo:border-right="none" fo:border-top="none" fo:border-bottom="0.035cm solid #000000"/>
    </style:style>
    <style:style style:name="表格1.4" style:family="table-row">
      <style:table-row-properties style:min-row-height="1.27cm"/>
    </style:style>
    <style:style style:name="表格1.A4" style:family="table-cell">
      <style:table-cell-properties style:vertical-align="" fo:padding="0.097cm" fo:border="none"/>
    </style:style>
    <style:style style:name="表格1.7" style:family="table-row">
      <style:table-row-properties style:min-row-height="15.596cm"/>
    </style:style>
    <style:style style:name="表格1.8" style:family="table-row">
      <style:table-row-properties style:min-row-height="0.813cm"/>
    </style:style>
    <style:style style:name="表格2" style:family="table">
      <style:table-properties style:width="17cm" table:align="margins"/>
    </style:style>
    <style:style style:name="表格2.A" style:family="table-column">
      <style:table-column-properties style:column-width="4.249cm" style:rel-column-width="16383*"/>
    </style:style>
    <style:style style:name="表格2.D" style:family="table-column">
      <style:table-column-properties style:column-width="4.251cm" style:rel-column-width="16386*"/>
    </style:style>
    <style:style style:name="表格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表格2.D1" style:family="table-cell">
      <style:table-cell-properties fo:background-color="#e6e6e6" fo:padding="0.097cm" fo:border="0.002cm solid #000000">
        <style:background-image/>
      </style:table-cell-properties>
    </style:style>
    <style:style style:name="表格2.A2" style:family="table-cell">
      <style:table-cell-properties fo:padding="0.097cm" fo:border-left="0.002cm solid #000000" fo:border-right="none" fo:border-top="none" fo:border-bottom="0.002cm solid #000000"/>
    </style:style>
    <style:style style:name="表格2.D2" style:family="table-cell">
      <style:table-cell-properties fo:padding="0.097cm" fo:border-left="0.002cm solid #000000" fo:border-right="0.002cm solid #000000" fo:border-top="none" fo:border-bottom="0.002cm solid #000000"/>
    </style:style>
    <style:style style:name="表格3" style:family="table">
      <style:table-properties style:width="17.013cm" fo:margin-left="0cm" fo:margin-right="-0.012cm" table:align="margins" fo:keep-with-next="always"/>
    </style:style>
    <style:style style:name="表格3.A" style:family="table-column">
      <style:table-column-properties style:column-width="5.666cm" style:rel-column-width="21824*"/>
    </style:style>
    <style:style style:name="表格3.B" style:family="table-column">
      <style:table-column-properties style:column-width="1.187cm" style:rel-column-width="4572*"/>
    </style:style>
    <style:style style:name="表格3.C" style:family="table-column">
      <style:table-column-properties style:column-width="10.16cm" style:rel-column-width="39139*"/>
    </style:style>
    <style:style style:name="表格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表格3.C1" style:family="table-cell">
      <style:table-cell-properties fo:background-color="#e6e6e6" fo:padding="0.097cm" fo:border="0.002cm solid #000000">
        <style:background-image/>
      </style:table-cell-properties>
    </style:style>
    <style:style style:name="表格3.A2" style:family="table-cell">
      <style:table-cell-properties fo:padding="0.097cm" fo:border-left="0.002cm solid #000000" fo:border-right="none" fo:border-top="none" fo:border-bottom="0.002cm solid #000000"/>
    </style:style>
    <style:style style:name="表格3.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justify" style:justify-single-word="false"/>
    </style:style>
    <style:style style:name="P2" style:family="paragraph" style:parent-style-name="Footer">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封面副标题">
      <style:paragraph-properties fo:text-align="start" style:justify-single-word="false"/>
    </style:style>
    <style:style style:name="P10" style:family="paragraph" style:parent-style-name="Standard" style:master-page-name="First_20_Page">
      <style:paragraph-properties style:page-number="auto"/>
    </style:style>
    <style:style style:name="P11" style:family="paragraph" style:parent-style-name="封面标题" style:master-page-name="First_20_Page">
      <style:paragraph-properties fo:text-align="start" style:justify-single-word="false" style:page-number="auto"/>
    </style:style>
    <style:style style:name="P12" style:family="paragraph" style:parent-style-name="Heading_20_1" style:master-page-name="文前页">
      <style:paragraph-properties style:page-number="1"/>
    </style:style>
    <style:style style:name="P13" style:family="paragraph" style:parent-style-name="Heading_20_1" style:master-page-name="正文页">
      <style:paragraph-properties style:page-number="1"/>
    </style:style>
    <style:style style:name="P14" style:family="paragraph" style:parent-style-name="Heading_20_1" style:master-page-name="文后页">
      <style:paragraph-properties style:page-number="auto"/>
    </style:style>
    <style:style style:name="P15" style:family="paragraph" style:parent-style-name="Heading_20_2">
      <style:paragraph-properties fo:break-before="page"/>
    </style:style>
    <style:style style:name="P16" style:family="paragraph" style:parent-style-name="Contents_20_Heading" style:master-page-name="文前页">
      <style:paragraph-properties style:page-number="auto"/>
    </style:style>
    <style:style style:name="P17" style:family="paragraph" style:parent-style-name="Numbering_20_1_20_Cont." style:list-style-name="L3"/>
    <style:style style:name="P18" style:family="paragraph" style:parent-style-name="Numbering_20_1_20_Cont." style:list-style-name="L4"/>
    <style:style style:name="P19" style:family="paragraph" style:parent-style-name="Numbering_20_1_20_Cont." style:list-style-name="L5"/>
    <style:style style:name="P20" style:family="paragraph" style:parent-style-name="Numbering_20_1_20_Cont." style:list-style-name="L6"/>
    <style:style style:name="P21" style:family="paragraph" style:parent-style-name="Numbering_20_1_20_Cont." style:list-style-name="L7"/>
    <style:style style:name="P22" style:family="paragraph" style:parent-style-name="Numbering_20_1_20_Start" style:list-style-name="L3"/>
    <style:style style:name="P23" style:family="paragraph" style:parent-style-name="Numbering_20_1_20_Start" style:list-style-name="L4"/>
    <style:style style:name="P24" style:family="paragraph" style:parent-style-name="Numbering_20_1_20_Start" style:list-style-name="L5"/>
    <style:style style:name="P25" style:family="paragraph" style:parent-style-name="Numbering_20_1_20_Start" style:list-style-name="L6"/>
    <style:style style:name="P26" style:family="paragraph" style:parent-style-name="Numbering_20_1_20_Start" style:list-style-name="L7"/>
    <style:style style:name="P27" style:family="paragraph" style:parent-style-name="Numbering_20_1_20_End" style:list-style-name="L3"/>
    <style:style style:name="P28" style:family="paragraph" style:parent-style-name="Numbering_20_1_20_End" style:list-style-name="L4"/>
    <style:style style:name="P29" style:family="paragraph" style:parent-style-name="Numbering_20_1_20_End" style:list-style-name="L5"/>
    <style:style style:name="P30" style:family="paragraph" style:parent-style-name="Numbering_20_1_20_End" style:list-style-name="L6"/>
    <style:style style:name="P31" style:family="paragraph" style:parent-style-name="Numbering_20_1_20_End" style:list-style-name="L7"/>
    <style:style style:name="P32" style:family="paragraph" style:parent-style-name="List_20_1_20_Start" style:list-style-name="L1"/>
    <style:style style:name="P33" style:family="paragraph" style:parent-style-name="List_20_1_20_Start" style:list-style-name="L2"/>
    <style:style style:name="P34" style:family="paragraph" style:parent-style-name="List_20_1_20_Cont." style:list-style-name="L1"/>
    <style:style style:name="P35" style:family="paragraph" style:parent-style-name="List_20_1_20_Cont." style:list-style-name="L2"/>
    <style:style style:name="P36" style:family="paragraph" style:parent-style-name="List_20_1_20_End" style:list-style-name="L1"/>
    <style:style style:name="P37" style:family="paragraph" style:parent-style-name="List_20_1_20_End" style:list-style-name="L2"/>
    <style:style style:name="T1" style:family="text">
      <style:text-properties style:language-asian="zh" style:country-asian="CN"/>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9">
      <number:year number:style="long"/>
      <number:text>年</number:text>
      <number:month/>
      <number:text>月</number:text>
    </number:dat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图"/>
      </text:sequence-decls>
      <text:p text:style-name="P10"/>
      <table:table table:name="表格1" table:style-name="表格1">
        <table:table-column table:style-name="表格1.A"/>
        <table:table-row table:style-name="表格1.1">
          <table:table-cell table:style-name="表格1.A1" office:value-type="string">
            <text:p text:style-name="P10"/>
          </table:table-cell>
        </table:table-row>
        <table:table-row table:style-name="表格1.2">
          <table:table-cell table:style-name="表格1.A1" office:value-type="string">
            <text:p text:style-name="Table_20_Contents"/>
          </table:table-cell>
        </table:table-row>
        <table:table-row table:style-name="表格1.3">
          <table:table-cell table:style-name="表格1.A3" office:value-type="string">
            <text:p text:style-name="P11"><text:title>ObjectServer 技术白皮书</text:title></text:p>
          </table:table-cell>
        </table:table-row>
        <table:table-row table:style-name="表格1.4">
          <table:table-cell table:style-name="表格1.A4" office:value-type="string">
            <text:p text:style-name="P9"><text:subject>面向 .NET 技术的数据库应用快速开发平台</text:subject></text:p>
          </table:table-cell>
        </table:table-row>
        <table:table-row>
          <table:table-cell table:style-name="表格1.A1" office:value-type="string">
            <text:p text:style-name="Table_20_Contents"/>
          </table:table-cell>
        </table:table-row>
        <table:table-row>
          <table:table-cell table:style-name="表格1.A1" office:value-type="string">
            <text:p text:style-name="Table_20_Contents"/>
          </table:table-cell>
        </table:table-row>
        <table:table-row table:style-name="表格1.7">
          <table:table-cell table:style-name="表格1.A1" office:value-type="string">
            <text:p text:style-name="Table_20_Contents"/>
          </table:table-cell>
        </table:table-row>
        <table:table-row table:style-name="表格1.8">
          <table:table-cell table:style-name="表格1.A1" office:value-type="string">
            <text:p text:style-name="P3"/>
          </table:table-cell>
        </table:table-row>
        <table:table-row>
          <table:table-cell table:style-name="表格1.A1" office:value-type="string">
            <text:p text:style-name="P3"><text:initial-creator/></text:p>
          </table:table-cell>
        </table:table-row>
        <table:table-row>
          <table:table-cell table:style-name="表格1.A1" office:value-type="string">
            <text:p text:style-name="P3"><text:date style:data-style-name="N39" text:date-value="2011-07-06T09:34:12.14" text:fixed="true">2011年7月</text:date></text:p>
          </table:table-cell>
        </table:table-row>
      </table:table>
      <text:p text:style-name="P4">文档状态：草稿</text:p>
      <text:p text:style-name="P4">密级：机密</text:p>
      <text:h text:style-name="P12" text:outline-level="1" text:is-list-header="true"><text:bookmark text:name="__RefHeading__776_1169146388"/>修订记录<text:bookmark-end text:name="__RefHeading__776_1169146388"/></text:h>
      <table:table table:name="表格2" table:style-name="表格2">
        <table:table-column table:style-name="表格2.A" table:number-columns-repeated="3"/>
        <table:table-column table:style-name="表格2.D"/>
        <table:table-row>
          <table:table-cell table:style-name="表格2.A1" office:value-type="string">
            <text:p text:style-name="Table_20_Heading">时间</text:p>
          </table:table-cell>
          <table:table-cell table:style-name="表格2.A1" office:value-type="string">
            <text:p text:style-name="Table_20_Heading">版本</text:p>
          </table:table-cell>
          <table:table-cell table:style-name="表格2.A1" office:value-type="string">
            <text:p text:style-name="Table_20_Heading">说明</text:p>
          </table:table-cell>
          <table:table-cell table:style-name="表格2.D1" office:value-type="string">
            <text:p text:style-name="Table_20_Heading">修订人</text:p>
          </table:table-cell>
        </table:table-row>
        <table:table-row>
          <table:table-cell table:style-name="表格2.A2" office:value-type="string">
            <text:p text:style-name="Table_20_Contents">2011-07-06</text:p>
          </table:table-cell>
          <table:table-cell table:style-name="表格2.A2" office:value-type="string">
            <text:p text:style-name="Table_20_Contents">0.1</text:p>
          </table:table-cell>
          <table:table-cell table:style-name="表格2.A2" office:value-type="string">
            <text:p text:style-name="Table_20_Contents">创建此文档，其它信息参考 GIT 提交 log</text:p>
          </table:table-cell>
          <table:table-cell table:style-name="表格2.D2" office:value-type="string">
            <text:p text:style-name="Table_20_Contents">李维</text:p>
          </table:table-cell>
        </table:table-row>
        <table:table-row>
          <table:table-cell table:style-name="表格2.A2" office:value-type="string">
            <text:p text:style-name="Table_20_Contents"/>
          </table:table-cell>
          <table:table-cell table:style-name="表格2.A2" office:value-type="string">
            <text:p text:style-name="Table_20_Contents"/>
          </table:table-cell>
          <table:table-cell table:style-name="表格2.A2" office:value-type="string">
            <text:p text:style-name="Table_20_Contents"/>
          </table:table-cell>
          <table:table-cell table:style-name="表格2.D2" office:value-type="string">
            <text:p text:style-name="Table_20_Contents"/>
          </table:table-cell>
        </table:table-row>
        <table:table-row>
          <table:table-cell table:style-name="表格2.A2" office:value-type="string">
            <text:p text:style-name="Table_20_Contents"/>
          </table:table-cell>
          <table:table-cell table:style-name="表格2.A2" office:value-type="string">
            <text:p text:style-name="Table_20_Contents"/>
          </table:table-cell>
          <table:table-cell table:style-name="表格2.A2" office:value-type="string">
            <text:p text:style-name="Table_20_Contents"/>
          </table:table-cell>
          <table:table-cell table:style-name="表格2.D2" office:value-type="string">
            <text:p text:style-name="Table_20_Contents"/>
          </table:table-cell>
        </table:table-row>
      </table:table>
      <text:p text:style-name="Text_20_body"/>
      <text:p text:style-name="Standard"/>
      <text:table-of-content text:style-name="Sect1" text:protected="true" text:name="内容目录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内容目录1_Head">
            <text:p text:style-name="P16">目录</text:p>
          </text:index-title>
          <text:p text:style-name="P6">修订记录<text:tab/>i</text:p>
          <text:p text:style-name="P6"><text:s/>1.前言<text:tab/>1</text:p>
          <text:p text:style-name="P7"><text:s/>1.1.序言<text:tab/>1</text:p>
          <text:p text:style-name="P7"><text:s/>1.2.本文预期读者<text:tab/>1</text:p>
          <text:p text:style-name="P7"><text:s/>1.3.名词解释<text:tab/>1</text:p>
          <text:p text:style-name="P7"><text:s/>1.4.现有的 .NET/JAVA 框架们怎么了？<text:tab/>1</text:p>
          <text:p text:style-name="P8"><text:s/>1.4.1.万能的框架等于没有框架<text:tab/>1</text:p>
          <text:p text:style-name="P8"><text:s/>1.4.2.基于HIBERNATE 构建的"分层"系统的缺陷<text:tab/>1</text:p>
          <text:p text:style-name="P6"><text:s/>2.OBJECTSERVER 概述<text:tab/>3</text:p>
          <text:p text:style-name="P7"><text:s/>2.1.ObjectServer 是什么？<text:tab/>3</text:p>
          <text:p text:style-name="P7"><text:s/>2.2.ObjectServer 是“敏捷”的开发框架<text:tab/>3</text:p>
          <text:p text:style-name="P7"><text:s/>2.3.ObjectServer 是集成的平台<text:tab/>3</text:p>
          <text:p text:style-name="P7"><text:s/>2.4.ObjectServer 是开放的平台<text:tab/>3</text:p>
          <text:p text:style-name="P7"><text:s/>2.5.更低的部署和维护成本，更好的客户端体验<text:tab/>4</text:p>
          <text:p text:style-name="P6"><text:s/>3.OBJECTSERVER 架构<text:tab/>5</text:p>
          <text:p text:style-name="P6"><text:s/>4.OBJECTSERVER 系统需求<text:tab/>6</text:p>
          <text:p text:style-name="P7"><text:s/>4.1.硬件环境<text:tab/>6</text:p>
          <text:p text:style-name="P7"><text:s/>4.2.软件环境<text:tab/>6</text:p>
          <text:p text:style-name="P8"><text:s/>4.2.1.数据库<text:tab/>6</text:p>
          <text:p text:style-name="P8"><text:s/>4.2.2.运行环境<text:tab/>6</text:p>
          <text:p text:style-name="P6"><text:s/>5.一个典型的OBJECTSERVER 模块<text:tab/>7</text:p>
          <text:p text:style-name="P6"><text:s/>6.参考资料<text:tab/>8</text:p>
          <text:p text:style-name="P6"><text:s/>7.索引<text:tab/>9</text:p>
        </text:index-body>
      </text:table-of-content>
      <text:p text:style-name="Standard"/>
      <text:p text:style-name="Standard"><text:reference-mark text:name="文前最后一页"/></text:p>
      <text:h text:style-name="P13" text:outline-level="1">前言</text:h>
      <text:h text:style-name="Heading_20_2" text:outline-level="2">序言</text:h>
      <text:p text:style-name="Text_20_body">这里写序言。</text:p>
      <text:h text:style-name="Heading_20_2" text:outline-level="2">本文预期读者</text:h>
      <text:list xml:id="list31327380" text:style-name="L1">
        <text:list-item>
          <text:p text:style-name="P32">各类ObjectServer的二次开发人员。</text:p>
        </text:list-item>
        <text:list-item>
          <text:p text:style-name="P34">ObjectServer 开发人员。</text:p>
        </text:list-item>
        <text:list-item>
          <text:p text:style-name="P36">进行系统技术选型的人员。</text:p>
        </text:list-item>
      </text:list>
      <text:h text:style-name="Heading_20_2" text:outline-level="2">名词解释</text:h>
      <text:list xml:id="list31324397" text:style-name="L2">
        <text:list-item>
          <text:p text:style-name="P33">MIS：“管理信息系统”的缩写。</text:p>
        </text:list-item>
        <text:list-item>
          <text:p text:style-name="P35">Mono：一个开源的可运行于各类Unix及Linux上的.NET实现。</text:p>
        </text:list-item>
        <text:list-item>
          <text:p text:style-name="P35">ZeroMQ：一个开源的、轻量级的、高性能的消息队列系统。</text:p>
        </text:list-item>
        <text:list-item>
          <text:p text:style-name="P37">Cron：Unix 系统上的定时任务子系统名称。</text:p>
        </text:list-item>
      </text:list>
      <text:p text:style-name="List_20_1_20_End"/>
      <text:h text:style-name="P15" text:outline-level="2">现有的 .NET和JAVA框架们怎么了？</text:h>
      <text:h text:style-name="Heading_20_3" text:outline-level="3">万能的框架等于没有框架</text:h>
      <text:p text:style-name="Text_20_body">纵观现在层出不穷的各种主流 .NET或者 Java语言框架，基本上都是“通用框架”。它们提供了Web容器、MVC架构、底层的数据库访问封装、依赖注入框架等等。看起来功能很强大，但是却没有哪个很好地关注于以数据库为中心的业务应用开发。</text:p>
      <text:p text:style-name="Text_20_body">真正适于面向数据库应用开发的平台，目前在市面上只有各大 ERP 系统的基础平台做到了，比如 Microsoft Dynamic AX，但不菲的授权费用并不适合于中小型MIS系统的开发。</text:p>
      <text:h text:style-name="Heading_20_3" text:outline-level="3">基于HIBERNATE 构建的"分层"系统的缺陷</text:h>
      <text:list xml:id="list31324661" text:style-name="L3">
        <text:list-item>
          <text:p text:style-name="P22">牵一发动全身：想想为一个模型添加一个字段需要改动多少代码？从模型类、数据访问层、业务层、表现层的全部代码均需要修改。</text:p>
        </text:list-item>
        <text:list-item>
          <text:p text:style-name="P17">基本上权限和安全控制都需要硬编码。</text:p>
        </text:list-item>
        <text:list-item>
          <text:p text:style-name="P17">绝大多数系统并不是真正的分层，仅仅只是逻辑分层，享受不了物理分层的好处。</text:p>
        </text:list-item>
        <text:list-item>
          <text:p text:style-name="P27">从经验来看，MIS 系统最大的工作量在于UI开发，而各个框架对于UI开发提供的帮助几乎是零。尤其是对于 Web 界面，CSS/HTML/JavaScript 的组合造成了很大的工作量。</text:p>
        </text:list-item>
      </text:list>
      <text:h text:style-name="Heading_20_1" text:outline-level="1">OBJECTSERVER 概述</text:h>
      <text:h text:style-name="Heading_20_2" text:outline-level="2">ObjectServer 是什么？</text:h>
      <text:p text:style-name="Text_20_body">ObjectServer 是一个基于 .NET 技术的快速数据库应用开发平台。ObjectServer 具有明确的目标，那就是尽可能地为中小型 MIS 系统的开发提供便利，让开发体验更好。</text:p>
      <text:p text:style-name="Text_20_body">ObjectServer 采用基于ZeroMQ消息队列的分布式架构，能够自动水平伸缩，可以很好地利用廉价的硬件资源提供合理的性能。</text:p>
      <text:p text:style-name="Text_20_body">ObjectServer 的设计也遵循了流行的“约定胜于配置”的理念，自身即集成了所有依赖，安装部署极为容易，开箱即用。</text:p>
      <text:h text:style-name="Heading_20_2" text:outline-level="2">ObjectServer 是“敏捷”的开发框架</text:h>
      <text:list xml:id="list31352989" text:style-name="L4">
        <text:list-item>
          <text:p text:style-name="P23">它鼓励更清晰的表设计：依据模型类自动建表，当模型类改变时，系统能够自动迁移调整表结构。</text:p>
        </text:list-item>
        <text:list-item>
          <text:p text:style-name="P18">给用户更好的体验：通过简单的定义，OS客户端可以自动生成用户界面。这意味着TODO</text:p>
        </text:list-item>
        <text:list-item>
          <text:p text:style-name="P18">模块化：所有业务功能都是通过 OS“模块”实现的，添加新功能只需添加新模块，可以按需安装。</text:p>
        </text:list-item>
        <text:list-item>
          <text:p text:style-name="P28">可测试性：ObjectServer自身采用了NUnit作为内核的单元测试，并提供了基于IronRuby脚本的功能测试。其提供的IronRuby测试脚本系统可以模拟任何客户端操作，并通过完全自动化的运行测试来保证所开发的模块的稳定性。</text:p>
        </text:list-item>
      </text:list>
      <text:h text:style-name="Heading_20_2" text:outline-level="2">ObjectServer 是集成的平台</text:h>
      <text:p text:style-name="Numbering_20_1">ObjectServer 平台核心已经集成了数据库应用所必需的功能：</text:p>
      <text:list xml:id="list31351721" text:style-name="L5">
        <text:list-item>
          <text:p text:style-name="P24">Excel/OpenOffice 报表引擎</text:p>
        </text:list-item>
        <text:list-item>
          <text:p text:style-name="P19">Cron 计划任务引擎</text:p>
        </text:list-item>
        <text:list-item>
          <text:p text:style-name="P19">工作流引擎</text:p>
        </text:list-item>
        <text:list-item>
          <text:p text:style-name="P19">集成的可配置的权限和安全管理</text:p>
        </text:list-item>
        <text:list-item>
          <text:p text:style-name="P29">数据导入、导出子系统</text:p>
        </text:list-item>
      </text:list>
      <text:h text:style-name="Heading_20_2" text:outline-level="2">ObjectServer 是开放的平台</text:h>
      <text:list xml:id="list31328491" text:style-name="L6">
        <text:list-item>
          <text:p text:style-name="P25">ObjectServer 本身即由若干优秀的开源软件搭建而成</text:p>
        </text:list-item>
        <text:list-item>
          <text:p text:style-name="P20">ObjectServer 可使用多种数据库，推荐使用稳定、高效且开源免费的 PostgreSQL</text:p>
        </text:list-item>
        <text:list-item>
          <text:p text:style-name="P20"><text:soft-page-break/>ObjectServer 是 Mono 兼容的 .NET 应用，可以良好地运行于 Linux 之上</text:p>
        </text:list-item>
        <text:list-item>
          <text:p text:style-name="P20">任何支持 JSON 和 HTTP 协议的语言及平台均能够与 ObjectServer 客户端一样访问所有功能</text:p>
        </text:list-item>
        <text:list-item>
          <text:p text:style-name="P30">ObjectServer 的客户端与服务器使用 HTTP 协议承载 JSON-RPC 进行通信</text:p>
        </text:list-item>
      </text:list>
      <text:h text:style-name="Heading_20_2" text:outline-level="2">更低的部署和维护成本，更好的客户端体验</text:h>
      <text:list xml:id="list31347624" text:style-name="L7">
        <text:list-item>
          <text:p text:style-name="P26">ObjectServer 的客户端使用Silverlight技术实现。</text:p>
        </text:list-item>
        <text:list-item>
          <text:p text:style-name="P21">客户端界面为运行时“半自动”方式生成，大大减少工作量。</text:p>
        </text:list-item>
        <text:list-item>
          <text:p text:style-name="P21">客户端全自动升级。</text:p>
        </text:list-item>
        <text:list-item>
          <text:p text:style-name="P21">高响应速度的UI、平滑的动画效果。</text:p>
        </text:list-item>
        <text:list-item>
          <text:p text:style-name="P31">客户端为纯Silverlight 应用，客户端不承载任何业务，结合 Web 与服务器/客户端应用的优点于一身。</text:p>
        </text:list-item>
      </text:list>
      <text:h text:style-name="Heading_20_1" text:outline-level="1">OBJECTSERVER 架构</text:h>
      <text:h text:style-name="Heading_20_2" text:outline-level="2">ObjectServer 架构图</text:h>
      <text:h text:style-name="Heading_20_2" text:outline-level="2"><draw:frame draw:style-name="fr1" draw:name="框1" text:anchor-type="paragraph" svg:width="17cm" style:rel-width="100%" draw:z-index="0"><draw:text-box fo:min-height="7.324cm"><text:p text:style-name="图"><draw:frame draw:style-name="fr2" draw:name="对象1" text:anchor-type="paragraph" svg:x="0.007cm" svg:y="0.217cm" svg:width="16.988cm" style:rel-width="100%" svg:height="6.325cm" style:rel-height="scale" draw:z-index="1"><draw:object xlink:href="./Object 1" xlink:type="simple" xlink:show="embed" xlink:actuate="onLoad"/><draw:image xlink:href="./ObjectReplacements/Object 1" xlink:type="simple" xlink:show="embed" xlink:actuate="onLoad"/></draw:frame>图 <text:sequence text:ref-name="ref图0" text:name="图" text:formula="ooow:图+1" style:num-format="1">3-1</text:sequence>: 系统架构</text:p></draw:text-box></draw:frame>数据处理流程简述</text:h>
      <text:h text:style-name="Heading_20_1" text:outline-level="1">OBJECTSERVER 系统需求</text:h>
      <text:h text:style-name="Heading_20_2" text:outline-level="2">硬件环境</text:h>
      <text:p text:style-name="Text_20_body">ObjectServer 需要至少2G内存、1.5GHz 以上的 CPU 来运行。</text:p>
      <text:h text:style-name="Heading_20_2" text:outline-level="2">软件环境</text:h>
      <text:h text:style-name="Heading_20_3" text:outline-level="3">数据库</text:h>
      <text:p text:style-name="Text_20_body">ObjectServer 目前（0.1版本）只支持 PostgreSQL 数据库。PostgreSQL服务器端需要8.2或更高版本。</text:p>
      <text:h text:style-name="Heading_20_3" text:outline-level="3">运行环境</text:h>
      <text:p text:style-name="Text_20_body">ObjectServer需要.NET版本4.0或更高，ObjectServer也可以运行在Mono 2.8或更高版本中。对于Linux环境下的Mono，Linux系统需要安装 ZeroMQ 2.1或更高版本。也就是需要确保 LD_LIBRARY_PATH 中包含 libzmq。</text:p>
      <text:h text:style-name="Heading_20_1" text:outline-level="1">一个典型的OBJECTSERVER 模块</text:h>
      <text:p text:style-name="Text_20_body">一个模块通常表现为ObjectServer系统目录Modules下面的一个子目录。一个最小化的 ObjectServer模块包含的文件清单如下：</text:p>
      <table:table table:name="表格3" table:style-name="表格3">
        <table:table-column table:style-name="表格3.A"/>
        <table:table-column table:style-name="表格3.B"/>
        <table:table-column table:style-name="表格3.C"/>
        <table:table-row>
          <table:table-cell table:style-name="表格3.A1" office:value-type="string">
            <text:p text:style-name="Table_20_Heading">文件名</text:p>
          </table:table-cell>
          <table:table-cell table:style-name="表格3.A1" office:value-type="string">
            <text:p text:style-name="Table_20_Heading">格式</text:p>
          </table:table-cell>
          <table:table-cell table:style-name="表格3.C1" office:value-type="string">
            <text:p text:style-name="Table_20_Heading">说明</text:p>
          </table:table-cell>
        </table:table-row>
        <table:table-row>
          <table:table-cell table:style-name="表格3.A2" office:value-type="string">
            <text:p text:style-name="Table_20_Contents">my_module/module.xml</text:p>
          </table:table-cell>
          <table:table-cell table:style-name="表格3.A2" office:value-type="string">
            <text:p text:style-name="Table_20_Contents">XML</text:p>
          </table:table-cell>
          <table:table-cell table:style-name="表格3.C2" office:value-type="string">
            <text:p text:style-name="Table_20_Contents">每个模块均必须包含此文件。此文件用于描述本模块的信息。</text:p>
          </table:table-cell>
        </table:table-row>
        <table:table-row>
          <table:table-cell table:style-name="表格3.A2" office:value-type="string">
            <text:p text:style-name="Table_20_Contents">my_module/data.xml</text:p>
          </table:table-cell>
          <table:table-cell table:style-name="表格3.A2" office:value-type="string">
            <text:p text:style-name="Table_20_Contents">XML</text:p>
          </table:table-cell>
          <table:table-cell table:style-name="表格3.C2" office:value-type="string">
            <text:p text:style-name="Table_20_Contents">模块的初始化数据文件，文件名可以任意，此文件应在 module.xml 中注册。</text:p>
          </table:table-cell>
        </table:table-row>
        <table:table-row>
          <table:table-cell table:style-name="表格3.A2" office:value-type="string">
            <text:p text:style-name="Table_20_Contents">my_module/models.cs</text:p>
          </table:table-cell>
          <table:table-cell table:style-name="表格3.A2" office:value-type="string">
            <text:p text:style-name="Table_20_Contents">C#</text:p>
          </table:table-cell>
          <table:table-cell table:style-name="表格3.C2" office:value-type="string">
            <text:p text:style-name="Table_20_Contents">模块的 C# <text:s/>代码文件，使用 C#语言编写的模型类定义与业务方法。文件名可以任意，此文件应在 module.xml 中注册。</text:p>
          </table:table-cell>
        </table:table-row>
        <table:table-row>
          <table:table-cell table:style-name="表格3.A2" office:value-type="string">
            <text:p text:style-name="Table_20_Contents"/>
          </table:table-cell>
          <table:table-cell table:style-name="表格3.A2" office:value-type="string">
            <text:p text:style-name="Table_20_Contents"/>
          </table:table-cell>
          <table:table-cell table:style-name="表格3.C2" office:value-type="string">
            <text:p text:style-name="Table_20_Contents"/>
          </table:table-cell>
        </table:table-row>
      </table:table>
      <text:p text:style-name="Table">表格 <text:sequence text:ref-name="refTable0" text:name="Table" text:formula="ooow:Table+1" style:num-format="1">5-1</text:sequence></text:p>
      <text:p text:style-name="Text_20_body"/>
      <text:h text:style-name="Heading_20_1" text:outline-level="1">参考资料</text:h>
      <text:p text:style-name="Text_20_body"/>
      <text:h text:style-name="P14" text:outline-level="1">索引</text:h>
      <text:p text:style-name="P5"/>
      <text:p text:style-name="Text_20_body"><text:reference-mark text:name="正文和文后最后一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新宋体" svg:font-family="新宋体"/>
    <style:font-face style:name="黑体" svg:font-family="黑体"/>
    <style:font-face style:name="Courier New1" svg:font-family="'Courier New'" style:font-family-generic="modern" style:font-pitch="fixed"/>
    <style:font-face style:name="Courier New" svg:font-family="'Courier New'" style:font-adornments="标准" style:font-family-generic="modern" style:font-pitch="fixed"/>
    <style:font-face style:name="新宋体1" svg:font-family="新宋体" style:font-family-generic="modern" style:font-pitch="fixed"/>
    <style:font-face style:name="华文中宋" svg:font-family="华文中宋" style:font-adornments="粗体" style:font-pitch="variable"/>
    <style:font-face style:name="黑体1" svg:font-family="黑体" style:font-adornments="标准" style:font-pitch="variable"/>
    <style:font-face style:name="Cambria" svg:font-family="Cambria" style:font-adornments="标准"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标准" style:font-family-generic="swiss" style:font-pitch="variable"/>
    <style:font-face style:name="DejaVu Sans" svg:font-family="'DejaVu Sans'" style:font-adornments="Book" style:font-family-generic="swiss" style:font-pitch="variable"/>
    <style:font-face style:name="DejaVu Sans Condensed" svg:font-family="'DejaVu Sans Condensed'" style:font-adornments="Book"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新宋体"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fo:font-size="10.5pt" fo:font-weight="normal" style:font-size-asian="10.5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黑体"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37cm" fo:line-height="150%" fo:text-indent="0cm" style:auto-text-indent="false" style:page-number="auto">
        <style:tab-stops/>
      </style:paragraph-properties>
      <style:text-properties style:font-name="Cambria" fo:font-size="10.5pt" fo:font-weight="normal" style:font-size-asian="10.5pt" style:font-size-complex="12pt"/>
    </style:style>
    <style:style style:name="List" style:family="paragraph" style:parent-style-name="Text_20_body" style:class="list">
      <style:text-properties style:font-name-asian="新宋体" style:font-name-complex="Tahoma1"/>
    </style:style>
    <style:style style:name="Caption" style:family="paragraph" style:parent-style-name="Standard" style:class="extra">
      <style:paragraph-properties fo:margin-top="0.212cm" fo:margin-bottom="0.212cm" fo:text-align="center" style:justify-single-word="false" text:number-lines="false" text:line-number="0"/>
      <style:text-properties fo:font-size="10.5pt" fo:font-style="normal" style:font-name-asian="新宋体" style:font-size-asian="10.5pt" style:font-style-asian="normal"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新宋体"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529cm" fo:line-height="100%" fo:text-indent="0cm" style:auto-text-indent="false" style:page-number="auto" fo:break-before="page" fo:padding="0cm" fo:border="none" style:shadow="none" style:snap-to-layout-grid="false" style:join-border="false"/>
      <style:text-properties style:use-window-font-color="true" style:font-name="DejaVu Sans Condensed" fo:font-size="16pt" fo:font-weight="normal" style:font-size-asian="16pt" style:font-weight-asian="normal" style:font-size-complex="115%" style:font-weight-complex="bold"/>
    </style:style>
    <style:style style:name="Heading_20_4" style:display-name="Heading 4" style:family="paragraph" style:parent-style-name="Heading" style:next-style-name="Text_20_body" style:class="text">
      <style:paragraph-properties fo:background-color="transparent" fo:padding="0cm" fo:border="none" style:shadow="none">
        <style:tab-stops/>
        <style:background-image/>
      </style:paragraph-properties>
      <style:text-properties style:use-window-font-color="true" style:font-name="DejaVu Sans" fo:font-size="10.5pt" fo:font-style="normal" fo:font-weight="normal" style:font-size-asian="10.5pt" style:font-style-asian="normal" style:font-weight-asian="normal"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349cm" fo:margin-bottom="0.349cm" fo:line-height="100%" fo:text-indent="0cm" style:auto-text-indent="false" fo:padding="0cm" fo:border="none" style:shadow="none" style:snap-to-layout-grid="false"/>
      <style:text-properties style:use-window-font-color="true" style:font-name="DejaVu Sans Condensed" fo:font-size="12pt" fo:font-weight="normal" style:font-size-asian="12pt" style:font-weight-asian="normal"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2cm" fo:line-height="100%" fo:text-indent="0cm" style:auto-text-indent="false" fo:padding="0cm" fo:border="none" style:shadow="none" style:snap-to-layout-grid="false"/>
      <style:text-properties style:use-window-font-color="true" style:font-name="DejaVu Sans Condensed" fo:font-size="14pt" fo:font-style="normal" fo:font-weight="normal" style:font-size-asian="14pt" style:font-style-asian="normal" style:font-weight-asian="normal" style:font-size-complex="14pt" style:font-style-complex="italic"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fo:padding="0cm" fo:border="none" style:shadow="none" text:number-lines="false" text:line-number="0"/>
      <style:text-properties style:use-window-font-color="true" fo:font-size="16pt" fo:font-weight="normal"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style:font-size-asian="9pt"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style:font-size-asian="9pt" style:font-size-complex="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class="text">
      <style:paragraph-properties fo:margin-top="0cm" fo:margin-bottom="0cm" fo:line-height="120%" style:shadow="none"/>
      <style:text-properties style:use-window-font-color="true" fo:font-size="10.5pt" fo:font-weight="normal" style:font-size-asian="10.5pt" style:font-weight-asian="normal" style:font-size-complex="85%" style:font-weight-complex="bold"/>
    </style:style>
    <style:style style:name="Heading_20_10" style:display-name="Heading 10" style:family="paragraph" style:parent-style-name="Heading" style:next-style-name="Text_20_body" style:class="text">
      <style:paragraph-properties fo:line-height="15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background-color="transparent" style:shadow="none" text:number-lines="false" text:line-number="0">
        <style:background-image/>
      </style:paragraph-properties>
    </style:style>
    <style:style style:name="封面标题" style:family="paragraph" style:parent-style-name="Standard" style:class="extra">
      <style:paragraph-properties fo:text-align="center" style:justify-single-word="false"/>
      <style:text-properties style:font-name="Cambria" fo:font-size="26pt" fo:font-weight="normal" style:font-name-asian="华文中宋" style:font-size-asian="26pt" style:font-weight-asian="normal" style:font-size-complex="12pt"/>
    </style:style>
    <style:style style:name="封面副标题" style:family="paragraph" style:parent-style-name="Standard" style:class="extra">
      <style:paragraph-properties fo:text-align="center" style:justify-single-word="false"/>
      <style:text-properties style:font-name="Arial1" fo:font-size="18pt" fo:font-weight="normal" style:font-name-asian="黑体1" style:font-size-asian="18pt" style:font-weight-asian="normal" style:font-size-complex="12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ext" style:family="paragraph" style:parent-style-name="Caption" style:class="extra"/>
    <style:style style:name="图" style:family="paragraph" style:parent-style-name="Caption">
      <style:text-properties fo:font-size="10.5pt" fo:font-style="normal" style:font-size-asian="10.5pt" style:font-style-asian="normal" style:font-size-complex="12pt"/>
    </style:style>
    <style:style style:name="Table"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新宋体1" style:font-size-asian="10pt" style:font-name-complex="Courier New1" style:font-size-complex="10pt"/>
    </style:style>
    <style:style style:name="代码" style:family="paragraph" style:parent-style-name="Preformatted_20_Text" style:master-page-name="">
      <style:paragraph-properties style:page-number="auto" fo:background-color="transparent" fo:padding="0cm" fo:border="none" style:shadow="none">
        <style:tab-stops/>
        <style:background-image/>
      </style:paragraph-properties>
      <style:text-properties style:font-name="Courier New"/>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cm" fo:text-indent="0cm" style:auto-text-indent="false"/>
    </style:style>
    <style:style style:name="Numbering_20_1_20_Start" style:display-name="Numbering 1 Start" style:family="paragraph" style:parent-style-name="List" style:class="list">
      <style:paragraph-properties fo:margin-left="0.635cm" fo:margin-right="0cm" fo:margin-top="0cm" fo:margin-bottom="0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37cm" fo:text-indent="-0.635cm" style:auto-text-indent="false"/>
    </style:style>
    <style:style style:name="List_20_1_20_Start" style:display-name="List 1 Start" style:family="paragraph" style:parent-style-name="List" style:class="list">
      <style:paragraph-properties fo:margin-left="0.635cm" fo:margin-right="0cm" fo:margin-top="0cm" fo:margin-bottom="0cm" fo:text-indent="-0.635cm" style:auto-text-indent="false"/>
    </style:style>
    <style:style style:name="List_20_1_20_Cont." style:display-name="List 1 Cont." style:family="paragraph" style:parent-style-name="List" style:class="list">
      <style:paragraph-properties fo:margin-left="0.635cm" fo:margin-right="0cm" fo:margin-top="0cm" fo:margin-bottom="0cm" fo:text-indent="0cm" style:auto-text-indent="false"/>
    </style:style>
    <style:style style:name="List_20_1_20_End" style:display-name="List 1 End" style:family="paragraph" style:parent-style-name="List" style:class="list">
      <style:paragraph-properties fo:margin-left="0.635cm" fo:margin-right="0cm" fo:margin-top="0cm" fo:margin-bottom="0.37cm" fo:text-indent="-0.635cm" style:auto-text-indent="false"/>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02cm solid #000000"/>
    </style:style>
    <style:style style:name="代码块" style:family="graphic" style:parent-style-name="Frame">
      <style:graphic-properties svg:width="17cm" style:rel-width="100%" fo:min-height="2cm" text:anchor-type="paragraph" fo:margin-top="0.499cm" fo:margin-bottom="0.499cm" style:wrap="none" fo:background-color="#e6e6e6" style:background-transparency="0%" fo:padding="0.15cm" fo:border="0.002cm solid #666666"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zh" fo:country="CN"/>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end" style:justify-single-word="false"/>
    </style:style>
    <style:style style:name="MT1" style:family="text">
      <style:text-properties style:language-asian="zh" style:country-asian="CN"/>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6">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laceholder text:placeholder-type="image">&lt;&gt;</text:placeholder><text:tab/><text:tab/><text:title>ObjectServer 技术白皮书</text:title></text:p>
      </style:header>
      <style:footer>
        <text:p text:style-name="MP2">第<text:page-number text:select-page="current">9</text:page-number>页，共<text:page-count>13</text:page-count>页</text:p>
      </style:footer>
    </style:master-page>
    <style:master-page style:name="First_20_Page" style:display-name="First Page" style:page-layout-name="Mpm2" style:next-style-name="Index"/>
    <style:master-page style:name="Index" style:page-layout-name="Mpm3">
      <style:header>
        <text:p text:style-name="MP1"><text:bookmark-start text:name="__DdeLink__270_171232772"/><text:title>ObjectServer 技术白皮书</text:title><text:tab/><text:tab/><text:placeholder text:placeholder-type="image">&lt;&gt;</text:placeholder><text:bookmark-end text:name="__DdeLink__270_171232772"/></text:p>
      </style:header>
      <style:footer>
        <text:p text:style-name="MP2"><text:bookmark-start text:name="__DdeLink__345_171232772"/>第<text:page-number style:num-format="I" text:select-page="current">IX</text:page-number>页，共<text:page-count>13</text:page-count>页<text:bookmark-end text:name="__DdeLink__345_171232772"/></text:p>
      </style:footer>
    </style:master-page>
    <style:master-page style:name="正文页" style:page-layout-name="Mpm4">
      <style:header>
        <text:p text:style-name="MP1"><text:bookmark-start text:name="__DdeLink__511_171232772"/><text:title>ObjectServer 技术白皮书</text:title><text:tab/><text:chapter text:display="number-and-name" text:outline-level="1"> 6.参考资料</text:chapter><text:tab/><text:placeholder text:placeholder-type="image">&lt;这里放 Logo&gt;</text:placeholder><text:bookmark-end text:name="__DdeLink__511_171232772"/></text:p>
      </style:header>
      <style:footer>
        <text:p text:style-name="MP2"><text:bookmark-start text:name="__DdeLink__1647_171232772"/><text:bookmark-start text:name="__DdeLink__1637_171232772"/><text:span text:style-name="MT1">第</text:span><text:bookmark-start text:name="__DdeLink__504_171232772"/><text:page-number text:select-page="current">9</text:page-number><text:span text:style-name="MT1">页，共</text:span><text:bookmark-end text:name="__DdeLink__504_171232772"/><text:span text:style-name="MT1"><text:reference-ref text:ref-name="正文和文后最后一页">9</text:reference-ref></text:span><text:span text:style-name="MT1">页</text:span><text:bookmark-end text:name="__DdeLink__1647_171232772"/><text:bookmark-end text:name="__DdeLink__1637_171232772"/></text:p>
      </style:footer>
    </style:master-page>
    <style:master-page style:name="文后页" style:page-layout-name="Mpm5">
      <style:header>
        <text:p text:style-name="MP1"><text:title>ObjectServer 技术白皮书</text:title><text:tab/><text:span text:style-name="MT1">附录</text:span><text:tab/><text:placeholder text:placeholder-type="image">&lt;这里放 Logo&gt;</text:placeholder></text:p>
      </style:header>
      <style:footer>
        <text:p text:style-name="MP2"><text:bookmark-start text:name="__DdeLink__263_137617427"/><text:bookmark-start text:name="__DdeLink__277_137617427"/><text:bookmark-start text:name="__DdeLink__289_137617427"/><text:span text:style-name="MT1">第</text:span><text:bookmark-start text:name="__DdeLink__504_1712327721"/><text:page-number text:select-page="current">9</text:page-number><text:span text:style-name="MT1">页，共</text:span><text:bookmark-end text:name="__DdeLink__504_1712327721"/><text:bookmark-start text:name="__DdeLink__303_137617427"/><text:span text:style-name="MT1"><text:reference-ref text:ref-name="正文和文后最后一页">9</text:reference-ref></text:span><text:bookmark-end text:name="__DdeLink__289_137617427"/><text:bookmark-end text:name="__DdeLink__303_137617427"/><text:span text:style-name="MT1">页</text:span><text:bookmark-end text:name="__DdeLink__263_137617427"/><text:bookmark-end text:name="__DdeLink__277_137617427"/></text:p>
      </style:footer>
    </style:master-page>
    <style:master-page style:name="文前页" style:page-layout-name="Mpm6">
      <style:header>
        <text:p text:style-name="MP1"><text:title>ObjectServer 技术白皮书</text:title><text:tab/><text:tab/><text:placeholder text:placeholder-type="image">&lt;这里放 Logo&gt;</text:placeholder></text:p>
      </style:header>
      <style:footer>
        <text:p text:style-name="MP2">第<text:page-number text:select-page="current">9</text:page-number>页，共<text:reference-ref text:ref-name="文前最后一页">ii</text:reference-ref>页</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6T09:34:13</meta:creation-date>
    <meta:editing-duration>PT00H00M00S</meta:editing-duration>
    <meta:editing-cycles>1</meta:editing-cycles>
    <meta:generator>OpenOffice.org/3.2$Win32 OpenOffice.org_project/320m12$Build-9483</meta:generator>
    <dc:title>ObjectServer 技术白皮书</dc:title>
    <dc:subject>面向 .NET 技术的数据库应用快速开发平台</dc:subject>
    <meta:document-statistic meta:table-count="3" meta:image-count="0" meta:object-count="1" meta:page-count="13" meta:paragraph-count="130" meta:word-count="1127" meta:character-count="31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0066cc" draw:textarea-horizontal-align="center" draw:textarea-vertical-align="middle"/>
    </style:style>
    <style:style style:name="gr2" style:family="graphic" style:parent-style-name="standard">
      <style:graphic-properties draw:fill="solid" draw:fill-color="#ffff99" draw:textarea-horizontal-align="justify" draw:textarea-vertical-align="middle" draw:auto-grow-height="false"/>
    </style:style>
    <style:style style:name="gr3" style:family="graphic" style:parent-style-name="standard">
      <style:graphic-properties draw:fill="none" draw:textarea-vertical-align="middle" draw:auto-grow-height="false" fo:min-height="0.749cm" fo:min-width="0.499cm"/>
    </style:style>
    <style:style style:name="gr4" style:family="graphic" style:parent-style-name="连接线">
      <style:graphic-properties draw:textarea-horizontal-align="center" draw:textarea-vertical-align="middle"/>
    </style:style>
    <style:style style:name="gr5" style:family="graphic" style:parent-style-name="standard">
      <style:graphic-properties draw:fill="solid" draw:fill-color="#e6e6ff"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color="#ffffff"/>
    </style:style>
    <style:style style:name="T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rect draw:style-name="gr1" draw:text-style-name="P2" draw:layer="layout" svg:width="3cm" svg:height="1.5cm" svg:x="18.5cm" svg:y="9cm">
          <text:p text:style-name="P1"><text:span text:style-name="T1">Sliverlight</text:span></text:p>
          <text:p text:style-name="P1"><text:span text:style-name="T1">客户端</text:span></text:p>
        </draw:rect>
        <draw:custom-shape draw:style-name="gr2" draw:text-style-name="P1" draw:id="id1" draw:layer="layout" svg:width="2cm" svg:height="2.5cm" svg:x="2cm" svg:y="11cm">
          <text:p text:style-name="P1">数据库</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应用服务器子系统" draw:id="id2" draw:layer="layout" svg:width="3cm" svg:height="1.5cm" svg:x="1.5cm" svg:y="7.5cm">
          <text:p>对象—关系</text:p>
          <text:p>映射</text:p>
        </draw:rect>
        <draw:rect draw:style-name="应用服务器子系统" draw:id="id4" draw:layer="layout" svg:width="3cm" svg:height="1cm" svg:x="10cm" svg:y="7.5cm">
          <text:p>模块管理</text:p>
        </draw:rect>
        <draw:rect draw:style-name="应用服务器子系统" draw:id="id5" draw:layer="layout" svg:width="3cm" svg:height="1cm" svg:x="6cm" svg:y="12cm">
          <text:p>报表引擎</text:p>
        </draw:rect>
        <draw:custom-shape draw:style-name="gr3" draw:text-style-name="P1" draw:layer="layout" svg:width="0.5cm" svg:height="7cm" svg:x="13cm" svg:y="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rect draw:style-name="应用服务器子系统" draw:id="id3" draw:layer="layout" svg:width="3cm" svg:height="1cm" svg:x="6cm" svg:y="9cm">
          <text:p>工作流</text:p>
        </draw:rect>
        <draw:connector draw:style-name="gr4" draw:text-style-name="P1" draw:layer="layout" draw:type="line" svg:x1="3cm" svg:y1="11cm" svg:x2="3cm" svg:y2="9cm" draw:start-shape="id1" draw:start-glue-point="5" draw:end-shape="id2" draw:end-glue-point="2" svg:d="m3000 11000v-2000">
          <text:p/>
        </draw:connector>
        <draw:connector draw:style-name="gr4" draw:text-style-name="P1" draw:layer="layout" draw:type="line" svg:x1="9cm" svg:y1="9.5cm" svg:x2="10cm" svg:y2="8cm" draw:start-shape="id3" draw:end-shape="id4" draw:end-glue-point="3" svg:d="m9000 9500 1000-1500">
          <text:p/>
        </draw:connector>
        <draw:connector draw:style-name="gr4" draw:text-style-name="P1" draw:layer="layout" draw:type="line" svg:x1="9cm" svg:y1="12.5cm" svg:x2="11.5cm" svg:y2="8.5cm" draw:start-shape="id5" draw:start-glue-point="1" draw:end-shape="id4" draw:end-glue-point="2" svg:d="m9000 12500 2500-4000">
          <text:p/>
        </draw:connector>
        <draw:rect draw:style-name="应用服务器子系统" draw:id="id7" draw:layer="layout" svg:width="3cm" svg:height="1cm" svg:x="6cm" svg:y="7.5cm">
          <text:p>向导</text:p>
        </draw:rect>
        <draw:rect draw:style-name="应用服务器子系统" draw:id="id6" draw:layer="layout" svg:width="3cm" svg:height="1cm" svg:x="6cm" svg:y="10.5cm">
          <text:p>定时任务</text:p>
        </draw:rect>
        <draw:connector draw:style-name="gr4" draw:text-style-name="P1" draw:layer="layout" draw:type="line" svg:x1="6cm" svg:y1="11cm" svg:x2="4.5cm" svg:y2="8.25cm" draw:start-shape="id6" draw:start-glue-point="3" draw:end-shape="id2" svg:d="m6000 11000-1500-2750">
          <text:p/>
        </draw:connector>
        <draw:connector draw:style-name="gr4" draw:text-style-name="P1" draw:layer="layout" draw:type="line" svg:x1="6cm" svg:y1="12.5cm" svg:x2="4.5cm" svg:y2="8.25cm" draw:start-shape="id5" draw:start-glue-point="3" draw:end-shape="id2" svg:d="m6000 12500-1500-4250">
          <text:p/>
        </draw:connector>
        <draw:connector draw:style-name="gr4" draw:text-style-name="P1" draw:layer="layout" draw:type="line" svg:x1="4.5cm" svg:y1="8.25cm" svg:x2="6cm" svg:y2="9.5cm" draw:start-shape="id2" draw:end-shape="id3" svg:d="m4500 8250 1500 1250">
          <text:p/>
        </draw:connector>
        <draw:connector draw:style-name="gr4" draw:text-style-name="P1" draw:layer="layout" draw:type="line" svg:x1="4.5cm" svg:y1="8.25cm" svg:x2="6cm" svg:y2="8cm" draw:start-shape="id2" draw:end-shape="id7" svg:d="m4500 8250 1500-250">
          <text:p/>
        </draw:connector>
        <draw:connector draw:style-name="gr4" draw:text-style-name="P1" draw:layer="layout" draw:type="line" svg:x1="4cm" svg:y1="12.25cm" svg:x2="6cm" svg:y2="12.5cm" draw:start-shape="id1" draw:end-shape="id5" svg:d="m4000 12250 2000 250">
          <text:p/>
        </draw:connector>
        <draw:connector draw:style-name="gr4" draw:text-style-name="P1" draw:layer="layout" draw:type="line" svg:x1="9cm" svg:y1="11cm" svg:x2="11.5cm" svg:y2="8.5cm" draw:start-shape="id6" draw:end-shape="id4" draw:end-glue-point="2" svg:d="m9000 11000 2500-2500">
          <text:p/>
        </draw:connector>
        <draw:connector draw:style-name="gr4" draw:text-style-name="P1" draw:layer="layout" draw:type="line" svg:x1="9cm" svg:y1="8cm" svg:x2="10cm" svg:y2="8cm" draw:start-shape="id7" draw:start-glue-point="1" draw:end-shape="id4" svg:d="m9000 8000h1000">
          <text:p/>
        </draw:connector>
        <draw:custom-shape draw:style-name="gr5" draw:text-style-name="P1" draw:layer="layout" svg:width="4cm" svg:height="1.5cm" svg:x="14cm" svg:y="9cm">
          <text:p text:style-name="P1">HTTP</text:p>
          <text:p text:style-name="P1">JSON-RP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0" svg:stroke-width="0cm" svg:stroke-color="#000000" draw:marker-start-width="0.3cm" draw:marker-start-center="false" draw:marker-end-width="0.3cm" draw:marker-end-center="false" draw:fill="solid" draw:fill-color="#99ccff" draw:fill-gradient-name="Gradient_20_7" draw:fill-hatch-name="Hatch_20_46"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微软雅黑" style:font-style-name-asian="标准" style:font-family-generic-asian="swiss" style:font-pitch-asian="variable" style:font-size-asian="12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连接线" style:family="graphic" style:parent-style-name="standard">
      <style:graphic-properties svg:stroke-color="#333333"/>
    </style:style>
    <style:style style:name="应用服务器子系统" style:family="graphic" style:parent-style-name="standard">
      <style:graphic-properties draw:fill="solid" draw:fill-color="#ccffff" draw:fill-image-width="0cm" draw:fill-image-height="0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